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P</mi>
        <mrow>
          <mi mathvariant="italic">ij</mi>
        </mrow>
      </msub>
      <mi/>
      <mfenced open="∣" close="〉">
        <mrow>
          <msubsup>
            <mo stretchy="false">ϕ</mo>
            <mi>N</mi>
            <mrow>
              <mrow>
                <mo stretchy="false">(</mo>
                <mrow>
                  <mrow>
                    <mi/>
                    <mo stretchy="false">±</mo>
                    <mi/>
                  </mrow>
                </mrow>
                <mo stretchy="false">)</mo>
              </mrow>
            </mrow>
          </msubsup>
        </mrow>
      </mfenced>
      <mrow>
        <mi/>
        <mo stretchy="false">=</mo>
        <mrow>
          <mi/>
          <mo stretchy="false">±</mo>
          <mi/>
        </mrow>
      </mrow>
      <mfenced open="∣" close="〉">
        <mrow>
          <msubsup>
            <mo stretchy="false">ϕ</mo>
            <mi>N</mi>
            <mrow>
              <mrow>
                <mo stretchy="false">(</mo>
                <mrow>
                  <mrow>
                    <mi/>
                    <mo stretchy="false">±</mo>
                    <mi/>
                  </mrow>
                </mrow>
                <mo stretchy="false">)</mo>
              </mrow>
            </mrow>
          </msubsup>
        </mrow>
      </mfenced>
    </mrow>
    <annotation encoding="StarMath 5.0">P _{ij} 
` 
left lline 
 %iphi _N ^{(`+-`)} 
right rangle 
~=~ 
+- ` 
left lline 
 %iphi _N ^{(`+-`)} 
right rangle 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8:14:48.039000000</meta:creation-date>
    <meta:generator>LibreOffice/4.1.4.2$Windows_x86 LibreOffice_project/0a0440ccc0227ad9829de5f46be37cfb6edcf72</meta:generator>
  </office:meta>
</office:document-meta>
</file>